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Exception.Namespac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Exception.Namespac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Exception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Exception.initCause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